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Párrafodelista" style:list-style-name="LFO1" style:family="paragraph"/>
    <style:style style:name="P3" style:parent-style-name="Párrafodelista" style:list-style-name="LFO1" style:family="paragraph"/>
    <style:style style:name="P4" style:parent-style-name="Párrafodelista" style:list-style-name="LFO1" style:family="paragraph"/>
    <style:style style:name="P5" style:parent-style-name="Párrafodelista" style:list-style-name="LFO1" style:family="paragraph"/>
    <style:style style:name="P6" style:parent-style-name="Párrafodelista" style:list-style-name="LFO1" style:family="paragraph"/>
    <style:style style:name="P7" style:parent-style-name="Párrafodelista" style:list-style-name="LFO1" style:family="paragraph"/>
    <style:style style:name="P8" style:parent-style-name="Párrafodelista" style:list-style-name="LFO1" style:family="paragraph"/>
    <style:style style:name="P9" style:parent-style-name="Párrafodelista" style:list-style-name="LFO1" style:family="paragraph"/>
    <style:style style:name="P10" style:parent-style-name="Párrafodelista" style:list-style-name="LFO1" style:family="paragraph"/>
    <style:style style:name="P11" style:parent-style-name="Párrafodelista" style:list-style-name="LFO1" style:family="paragraph"/>
    <style:style style:name="P12" style:parent-style-name="Párrafodelista" style:list-style-name="LFO1" style:family="paragraph"/>
    <style:style style:name="P13" style:parent-style-name="Párrafodelista" style:list-style-name="LFO1" style:family="paragraph"/>
    <style:style style:name="P14" style:parent-style-name="Párrafodelista" style:list-style-name="LFO1" style:family="paragraph"/>
    <style:style style:name="P15" style:parent-style-name="Párrafodelista" style:list-style-name="LFO1" style:family="paragraph"/>
    <style:style style:name="P16" style:parent-style-name="Párrafodelista" style:list-style-name="LFO1" style:family="paragraph"/>
    <style:style style:name="P17" style:parent-style-name="Párrafodelista" style:list-style-name="LFO1" style:family="paragraph"/>
    <style:style style:name="P18" style:parent-style-name="Párrafodelista" style:list-style-name="LFO1" style:family="paragraph"/>
    <style:style style:name="P19" style:parent-style-name="Párrafodelista" style:list-style-name="LFO1" style:family="paragraph"/>
    <style:style style:name="P20" style:parent-style-name="Párrafodelista" style:list-style-name="LFO1" style:family="paragraph"/>
    <style:style style:name="P21" style:parent-style-name="Párrafodelista" style:list-style-name="LFO1" style:family="paragraph"/>
  </office:automatic-styles>
  <office:body>
    <office:text text:use-soft-page-breaks="true">
      <text:p text:style-name="P1">Behar ditudan kontzeptuak (batzuk errepasatzeko):</text:p>
      <text:list text:style-name="LFO1" text:continue-numbering="true">
        <text:list-item>
          <text:p text:style-name="P2">Canvan irudiak sortzen</text:p>
        </text:list-item>
        <text:list-item>
          <text:p text:style-name="P3">Bisualki agertzen diren elementuak mugitzen</text:p>
        </text:list-item>
        <text:list-item>
          <text:p text:style-name="P4">Elementuen arteko kolisioa</text:p>
        </text:list-item>
        <text:list-item>
          <text:p text:style-name="P5">Array-en erabilera</text:p>
        </text:list-item>
        <text:list-item>
          <text:p text:style-name="P6">Ezabatu eta sortu elementuak beste kolisioen eraginez</text:p>
        </text:list-item>
        <text:list-item>
          <text:p text:style-name="P7">ASCII kodeak</text:p>
        </text:list-item>
        <text:list-item>
          <text:p text:style-name="P8">Teklatuaren akzioak</text:p>
        </text:list-item>
        <text:list-item>
          <text:p text:style-name="P9">Ekementuen kolore aldaketa</text:p>
        </text:list-item>
        <text:list-item>
          <text:p text:style-name="P10">Git repositorioak sortzen</text:p>
        </text:list-item>
        <text:list-item>
          <text:p text:style-name="P11">Git-en komanduak</text:p>
        </text:list-item>
        <text:list-item>
          <text:p text:style-name="P12">Git-en commiten erabilera egokia (izen egokiak, commit bakoitzaren deskripzioa betetzea etab)</text:p>
        </text:list-item>
      </text:list>
      <text:p text:style-name="Normal"/>
      <text:p text:style-name="Normal">Desglose de tareas:</text:p>
      <text:list text:style-name="LFO1" text:continue-numbering="true">
        <text:list-item>
          <text:p text:style-name="P13">Dibujar el canvas</text:p>
        </text:list-item>
        <text:list-item>
          <text:p text:style-name="P14">Dibujar un cubo (cabeza de la serpiente)</text:p>
        </text:list-item>
        <text:list-item>
          <text:p text:style-name="P15">Movimiento del cubo mediante flechas</text:p>
        </text:list-item>
        <text:list-item>
          <text:p text:style-name="P16">Creación de alimento aleatorio (uno)</text:p>
        </text:list-item>
        <text:list-item>
          <text:p text:style-name="P17">Colisión de ambos elementos</text:p>
        </text:list-item>
        <text:list-item>
          <text:p text:style-name="P18">Reposicionar alimento</text:p>
        </text:list-item>
        <text:list-item>
          <text:p text:style-name="P19">Creación de cubo extra</text:p>
        </text:list-item>
        <text:list-item>
          <text:p text:style-name="P20">Movimiento del cubo extra</text:p>
        </text:list-item>
        <text:list-item>
          <text:p text:style-name="P21">Bloqueo de una de las teclas (para no chocar con la cola. Por ejm. Si se mueve hacia la derecha que no pueda moverse hacia la izq)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sther Estitxu Fernandez Jaca</meta:initial-creator>
    <dc:creator>Esther Estitxu Fernandez Jaca</dc:creator>
    <meta:creation-date>2024-11-13T07:21:00Z</meta:creation-date>
    <dc:date>2024-11-15T15:05:00Z</dc:date>
    <meta:template xlink:href="Normal" xlink:type="simple"/>
    <meta:editing-cycles>3</meta:editing-cycles>
    <meta:editing-duration>PT5820S</meta:editing-duration>
    <meta:document-statistic meta:page-count="1" meta:paragraph-count="1" meta:word-count="122" meta:character-count="797" meta:row-count="5" meta:non-whitespace-character-count="676"/>
  </office:meta>
</office:document-meta>
</file>